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6pt" officeooo:rsid="0019391f" officeooo:paragraph-rsid="0019391f" style:font-size-asian="14pt" style:font-size-complex="16pt"/>
    </style:style>
    <style:style style:name="P2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style:font-name="Times New Roman" fo:font-size="12pt" officeooo:rsid="0019391f" officeooo:paragraph-rsid="0019391f" style:font-size-asian="10.5pt" style:font-size-complex="12pt"/>
    </style:style>
    <style:style style:name="P3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officeooo:paragraph-rsid="0019391f"/>
    </style:style>
    <style:style style:name="T1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font-name="Times New Roman" fo:font-size="12pt" fo:letter-spacing="normal" fo:font-style="normal" fo:font-weight="normal" officeooo:rsid="0019391f" style:font-size-asian="12pt" style:font-size-complex="12pt"/>
    </style:style>
    <style:style style:name="T3" style:family="text">
      <style:text-properties fo:font-variant="normal" fo:text-transform="none" style:font-name="Times New Roman" fo:font-size="12pt" fo:letter-spacing="normal" fo:font-style="normal" fo:font-weight="normal" officeooo:rsid="00194e09" style:font-size-asian="12pt" style:font-size-complex="12pt"/>
    </style:style>
    <style:style style:name="T4" style:family="text">
      <style:text-properties style:font-name="Times New Roman" fo:font-size="12pt" officeooo:rsid="0019391f" style:font-size-asian="10.5pt" style:font-size-complex="12pt"/>
    </style:style>
    <style:style style:name="T5" style:family="text">
      <style:text-properties style:font-name="Times New Roman" fo:font-size="12pt" officeooo:rsid="0019391f" style:font-size-asian="12pt" style:font-size-complex="12pt"/>
    </style:style>
    <style:style style:name="T6" style:family="text">
      <style:text-properties officeooo:rsid="00194e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ugh Start</text:p>
      <text:p text:style-name="P2"/>
      <text:p text:style-name="P3"><text:span text:style-name="T4"><text:tab/>I started off slow in this project. <text:s/>There was a lot of reading and trying to understand a bunch of different stuff. <text:s/>The project requirements alone were quite confusing to me. <text:s/>The project is t</text:span><text:span text:style-name="T5">o make an “</text:span><text:span text:style-name="T1">interactive website for managing one's collections of things related to various hobbies, as well as API and Data Scraped content for those hobbies.” <text:s/></text:span><text:span text:style-name="T2">I needed to figure out how an API works so that I can use it and what Data Scraping is.</text:span></text:p>
      <text:p text:style-name="P3"><text:span text:style-name="T2"><text:tab/>After some research, I decided to make an app that will allow a </text:span><text:span text:style-name="T3">user to store their Amiibo information. <text:s/>It will also be able to show all of the Amiibos that have been released and some recent Nintendo news. <text:s/>My project today was to write these requirements in a file and push them to the master repository in Azure DevOp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 UI VSS (Regular)" svg:font-family="'Segoe UI VSS (Regular)', 'Segoe UI', apple-system, BlinkMacSystemFont, Roboto, 'Helvetica Neue', Helvetica, Ubuntu, Arial, sans-serif, 'Apple Color Emoji', 'Segoe UI Emoji', 'Segoe UI Symbo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0T16:40:34.790000000</meta:creation-date>
    <meta:editing-duration>PT22S</meta:editing-duration>
    <meta:editing-cycles>2</meta:editing-cycles>
    <meta:generator>LibreOffice/6.4.0.3$Windows_X86_64 LibreOffice_project/b0a288ab3d2d4774cb44b62f04d5d28733ac6df8</meta:generator>
    <dc:date>2020-02-10T16:55:25.964000000</dc:date>
    <meta:document-statistic meta:table-count="0" meta:image-count="0" meta:object-count="0" meta:page-count="1" meta:paragraph-count="3" meta:word-count="142" meta:character-count="778" meta:non-whitespace-character-count="631"/>
    <meta:template xlink:type="simple" xlink:actuate="onRequest" xlink:title="Blank Page Template" xlink:href="../../../../AppData/Roaming/LibreOffice/4/user/template/Blank%20Page%20Template.ott" meta:date="2020-02-10T16:40:33.435000000"/>
  </office:meta>
</office:document-meta>
</file>